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vel Web Landing Page - UI/UX Design</text:h>
      <text:h text:style-name="Heading_20_2" text:outline-level="2">Overview</text:h>
      <text:p text:style-name="Text_20_body">This project showcases a <text:span text:style-name="Strong_20_Emphasis">Travel Web Landing Page UI/UX design</text:span> created using <text:span text:style-name="Strong_20_Emphasis">Figma</text:span>. The design aims to provide an engaging and user-friendly interface for a travel platform. It highlights essential features and services that help users plan their travel, including destinations, honeymoon packages, deals, foreign tours, and car rentals.</text:p>
      <text:h text:style-name="Heading_20_2" text:outline-level="2">Key Features</text:h>
      <text:list xml:id="list524570369" text:style-name="L1">
        <text:list-item>
          <text:p text:style-name="P1"><text:span text:style-name="Strong_20_Emphasis">Hero Section</text:span>:</text:p>
          <text:list>
            <text:list-item>
              <text:p text:style-name="P6">Includes a captivating image of the Okavango Delta to inspire travelers.</text:p>
            </text:list-item>
            <text:list-item>
              <text:p text:style-name="P6">Features a bold header, "World Tours," to grab attention.</text:p>
            </text:list-item>
            <text:list-item>
              <text:p text:style-name="P6">A short paragraph that introduces the theme of "Music and Tourism Imaginaries."</text:p>
            </text:list-item>
          </text:list>
        </text:list-item>
        <text:list-item>
          <text:p text:style-name="P1"><text:span text:style-name="Strong_20_Emphasis">Navigation Bar</text:span>:</text:p>
          <text:list>
            <text:list-item>
              <text:p text:style-name="P6">Contains menu links for <text:span text:style-name="Source_20_Text">Home</text:span>, <text:span text:style-name="Source_20_Text">Destinations</text:span>, <text:span text:style-name="Source_20_Text">Honeymoon</text:span>, <text:span text:style-name="Source_20_Text">Deals</text:span>, <text:span text:style-name="Source_20_Text">Foreigner Tours</text:span>, and <text:span text:style-name="Source_20_Text">Car Rentals</text:span> for easy accessibility.</text:p>
            </text:list-item>
          </text:list>
        </text:list-item>
        <text:list-item>
          <text:p text:style-name="P1"><text:span text:style-name="Strong_20_Emphasis">Call-to-Action (CTA)</text:span>:</text:p>
          <text:list>
            <text:list-item>
              <text:p text:style-name="P1">A “See More” button encourages users to explore additional features or travel options.</text:p>
            </text:list-item>
          </text:list>
        </text:list-item>
      </text:list>
      <text:h text:style-name="Heading_20_2" text:outline-level="2">Tools Used</text:h>
      <text:list xml:id="list4188626140" text:style-name="L2">
        <text:list-item>
          <text:p text:style-name="P2"><text:span text:style-name="Strong_20_Emphasis">Figma</text:span>: The entire design was crafted using Figma, leveraging its powerful vector graphics and prototyping capabilities for a seamless design process.</text:p>
        </text:list-item>
      </text:list>
      <text:h text:style-name="Heading_20_2" text:outline-level="2">User Flow</text:h>
      <text:list xml:id="list3558410570" text:style-name="L3">
        <text:list-item>
          <text:p text:style-name="P7"><text:span text:style-name="Strong_20_Emphasis">Landing Page Experience</text:span>:</text:p>
          <text:list>
            <text:list-item>
              <text:p text:style-name="P7">Users are welcomed by a visually appealing banner and a brief introductory text.</text:p>
            </text:list-item>
          </text:list>
        </text:list-item>
        <text:list-item>
          <text:p text:style-name="P7"><text:span text:style-name="Strong_20_Emphasis">Navigation</text:span>:</text:p>
          <text:list>
            <text:list-item>
              <text:p text:style-name="P7">Users can explore different sections, such as destinations, deals, and services, via the top navigation bar.</text:p>
            </text:list-item>
          </text:list>
        </text:list-item>
        <text:list-item>
          <text:p text:style-name="P7"><text:span text:style-name="Strong_20_Emphasis">Interactive Elements</text:span>:</text:p>
          <text:list>
            <text:list-item>
              <text:p text:style-name="P3">CTAs guide users to delve deeper into available travel options.</text:p>
            </text:list-item>
          </text:list>
        </text:list-item>
      </text:list>
      <text:h text:style-name="Heading_20_2" text:outline-level="2">Design Goals</text:h>
      <text:list xml:id="list3778290838" text:style-name="L4">
        <text:list-item>
          <text:p text:style-name="P8">Create an intuitive and aesthetically pleasing interface.</text:p>
        </text:list-item>
        <text:list-item>
          <text:p text:style-name="P8">Enhance user engagement with clear navigation and stunning visuals.</text:p>
        </text:list-item>
        <text:list-item>
          <text:p text:style-name="P4">Provide a foundation for a responsive and mobile-friendly travel platform.</text:p>
        </text:list-item>
      </text:list>
      <text:h text:style-name="Heading_20_2" text:outline-level="2"><text:soft-page-break/>How to View the Design</text:h>
      <text:list xml:id="list1014218185" text:style-name="L5">
        <text:list-item>
          <text:p text:style-name="P9">Open the <text:span text:style-name="Strong_20_Emphasis">Figma</text:span> file or PDF to explore the design structure and layout.</text:p>
        </text:list-item>
        <text:list-item>
          <text:p text:style-name="P5">Navigate through the sections to understand the flow and user experienc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4T12:00:05.791367802</meta:creation-date>
    <dc:date>2024-12-14T19:55:15.972519681</dc:date>
    <meta:editing-duration>PT49S</meta:editing-duration>
    <meta:editing-cycles>1</meta:editing-cycles>
    <meta:document-statistic meta:table-count="0" meta:image-count="0" meta:object-count="0" meta:page-count="2" meta:paragraph-count="28" meta:word-count="273" meta:character-count="1728" meta:non-whitespace-character-count="1503"/>
    <meta:generator>LibreOffice/6.4.7.2$Linux_X86_64 LibreOffice_project/40$Build-2</meta:generator>
  </office:meta>
</office:document-meta>
</file>